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15184" style:font-size-asian="1.75pt" style:font-size-complex="2pt"/>
    </style:style>
    <style:style style:name="P2" style:family="paragraph" style:parent-style-name="Standard">
      <style:text-properties officeooo:paragraph-rsid="00b1518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uli" fo:font-size="10pt" style:text-underline-style="solid" style:text-underline-width="auto" style:text-underline-color="font-color" fo:font-weight="bold" officeooo:rsid="0093be1b" officeooo:paragraph-rsid="0093be1b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7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8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9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10" style:family="paragraph" style:parent-style-name="Standard">
      <style:text-properties style:font-name="Muli" fo:font-size="10pt" fo:font-style="italic" officeooo:rsid="0093be1b" officeooo:paragraph-rsid="0093be1b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Muli" fo:font-size="12pt" fo:font-weight="normal" officeooo:paragraph-rsid="00b1518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rsid="000a0675" officeooo:paragraph-rsid="00b15184" style:font-size-asian="12pt" style:font-size-complex="12pt"/>
    </style:style>
    <style:style style:name="P13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style:font-name="Muli" fo:font-size="10pt" fo:font-style="italic" officeooo:rsid="0095facd" officeooo:paragraph-rsid="0095facd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7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8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1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2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Muli" fo:font-size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5" style:family="paragraph" style:parent-style-name="Table_20_Contents">
      <style:text-properties style:font-name="Muli" fo:font-size="10pt" officeooo:paragraph-rsid="0096fea5" style:font-size-complex="10pt"/>
    </style:style>
    <style:style style:name="P46" style:family="paragraph" style:parent-style-name="Table_20_Contents">
      <style:paragraph-properties fo:text-align="end" style:justify-single-word="false"/>
      <style:text-properties officeooo:paragraph-rsid="0096fea5"/>
    </style:style>
    <style:style style:name="P47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officeooo:paragraph-rsid="0095facd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weight="bold" officeooo:paragraph-rsid="0096fea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T1" style:family="text">
      <style:text-properties officeooo:rsid="00808767"/>
    </style:style>
    <style:style style:name="T2" style:family="text">
      <style:text-properties style:font-name="Muli" fo:font-size="10pt" officeooo:rsid="0095facd" style:font-size-complex="10pt"/>
    </style:style>
    <style:style style:name="T3" style:family="text">
      <style:text-properties style:font-name="Muli" fo:font-size="10pt" officeooo:rsid="0095facd" style:font-size-asian="10.5pt" style:font-size-complex="10pt"/>
    </style:style>
    <style:style style:name="T4" style:family="text">
      <style:text-properties style:font-name="Muli" fo:font-size="10pt" style:text-underline-style="solid" style:text-underline-width="auto" style:text-underline-color="font-color" officeooo:rsid="0095facd" style:font-size-complex="10pt"/>
    </style:style>
    <style:style style:name="T5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6" style:family="text">
      <style:text-properties style:font-name="Muli" fo:font-size="10pt" style:text-underline-style="solid" style:text-underline-width="auto" style:text-underline-color="font-color" officeooo:rsid="00b93de1" style:font-size-complex="10pt"/>
    </style:style>
    <style:style style:name="T7" style:family="text">
      <style:text-properties style:font-name="Muli" fo:font-size="10pt" style:text-underline-style="solid" style:text-underline-width="auto" style:text-underline-color="font-color" officeooo:rsid="0095facd" style:font-size-asian="10.5pt" style:font-size-complex="10pt"/>
    </style:style>
    <style:style style:name="T8" style:family="text">
      <style:text-properties style:font-name="Muli" fo:font-size="10pt" style:text-underline-style="solid" style:text-underline-width="auto" style:text-underline-color="font-color" officeooo:rsid="009cb828" style:font-size-asian="10.5pt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93de1" style:font-size-asian="10.5pt" style:font-size-complex="10pt"/>
    </style:style>
    <style:style style:name="T10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11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12" style:family="text">
      <style:text-properties style:font-name="Muli" fo:font-size="10pt" fo:font-style="italic" officeooo:rsid="00b93de1" style:font-style-asian="italic" style:font-size-complex="10pt" style:font-style-complex="italic"/>
    </style:style>
    <style:style style:name="T13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14" style:family="text">
      <style:text-properties style:font-name="Muli" fo:font-size="10pt" fo:font-style="italic" officeooo:rsid="00b93de1" style:font-size-asian="10.5pt" style:font-style-asian="italic" style:font-size-complex="10pt" style:font-style-complex="italic"/>
    </style:style>
    <style:style style:name="T15" style:family="text">
      <style:text-properties officeooo:rsid="0046a437"/>
    </style:style>
    <style:style style:name="T16" style:family="text">
      <style:text-properties officeooo:rsid="00a01f98"/>
    </style:style>
    <style:style style:name="T17" style:family="text">
      <style:text-properties officeooo:rsid="00b93d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NYELESAIAN NOTA KREDIT</text:p>
      <text:p text:style-name="P41"><text:text-input text:description="&lt;o.name&gt;"># VOUCHER</text:text-input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3985632632880">
          <table:table-cell table:style-name="Table5.A1" office:value-type="string">
            <text:p text:style-name="P37">Klien</text:p>
            <text:p text:style-name="P19">Client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partner_id.commercial_partner_id.name&gt;">CLIENT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Mata Uang</text:p>
            <text:p text:style-name="P19">Currency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currency_id.symbol&gt;">CURRENCY</text:text-input></text:p>
          </table:table-cell>
        </table:table-row>
        <table:table-row table:style-name="TableLine93985632715968">
          <table:table-cell table:style-name="Table5.A1" office:value-type="string">
            <text:p text:style-name="P37">Tanggal Penyelesaian</text:p>
            <text:p text:style-name="P19">Settlement Date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1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Deskripsi</text:p>
            <text:p text:style-name="P30">Decription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2"><text:text-input text:description="&lt;o.description&gt;">DESCRIPTION</text:text-input></text:p>
          </table:table-cell>
        </table:table-row>
      </table:table>
      <text:p text:style-name="P7"/>
      <text:p text:style-name="P5">DAFTAR NOTA KREDIT</text:p>
      <text:p text:style-name="P10">Credit Note List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85632718624">
          <table:table-cell table:style-name="Table3.A1" office:value-type="string">
            <text:p text:style-name="P35">No.</text:p>
            <text:p text:style-name="P22">No.</text:p>
          </table:table-cell>
          <table:table-cell table:style-name="Table3.A1" office:value-type="string">
            <text:p text:style-name="P35"># Nota Kredit</text:p>
            <text:p text:style-name="P22"># Credit Note</text:p>
          </table:table-cell>
          <table:table-cell table:style-name="Table3.C1" office:value-type="string">
            <text:p text:style-name="P35">Jumlah Penyelesaian</text:p>
            <text:p text:style-name="P22">Settlement Amount</text:p>
          </table:table-cell>
        </table:table-row>
        <table:table-row table:style-name="TableLine93985632739408">
          <table:table-cell table:style-name="Table3.A2" table:number-columns-spanned="3" office:value-type="string">
            <text:p text:style-name="P42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3985632740448">
          <table:table-cell table:style-name="Table3.A3" office:value-type="string">
            <text:p text:style-name="P42"><text:text-input text:description="&lt;get_nomor_debit()&gt;">NO</text:text-input></text:p>
          </table:table-cell>
          <table:table-cell table:style-name="Table3.A3" office:value-type="string">
            <text:p text:style-name="P42"><text:text-input text:description="&lt;dr_line.move_line_id.move_id.name&gt;"># CREDIT NOTE</text:text-input></text:p>
          </table:table-cell>
          <table:table-cell table:style-name="Table3.A2" office:value-type="string">
            <text:p text:style-name="P43"><text:text-input text:description="&lt;formatLang(dr_line.amount_after_tax)&gt;">AMOUNT</text:text-input></text:p>
          </table:table-cell>
        </table:table-row>
        <table:table-row table:style-name="TableLine93985632742352">
          <table:table-cell table:style-name="Table3.A2" table:number-columns-spanned="3" office:value-type="string">
            <text:p text:style-name="P42"><text:text-input text:description="&lt;/for&gt;">END LOOP</text:text-input></text:p>
          </table:table-cell>
          <table:covered-table-cell/>
          <table:covered-table-cell/>
        </table:table-row>
        <table:table-row table:style-name="TableLine93985632743088">
          <table:table-cell table:style-name="Table3.A3" table:number-columns-spanned="2" office:value-type="string">
            <text:p text:style-name="P47"><text:span text:style-name="T2">Total </text:span><text:span text:style-name="T3">Nota Kredit Yang Diselesaikan</text:span></text:p>
            <text:p text:style-name="P24">Total Credit Not<text:span text:style-name="T16">e</text:span> Settled</text:p>
          </table:table-cell>
          <table:covered-table-cell/>
          <table:table-cell table:style-name="Table3.C5" office:value-type="string">
            <text:p text:style-name="P43"><text:text-input text:description="&lt;formatLang(o.amount_debit)&gt;">TOTAL DEBIT</text:text-input></text:p>
          </table:table-cell>
        </table:table-row>
      </table:table>
      <text:p text:style-name="P8"/>
      <text:p text:style-name="P5">DAFTAR FAKTUR PENJUALAN</text:p>
      <text:p text:style-name="P10">Customer Invoice List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85632745984">
          <table:table-cell table:style-name="Table6.A1" office:value-type="string">
            <text:p text:style-name="P36">No.</text:p>
            <text:p text:style-name="P23">No.</text:p>
          </table:table-cell>
          <table:table-cell table:style-name="Table6.A1" office:value-type="string">
            <text:p text:style-name="P49"><text:span text:style-name="T5"># </text:span><text:span text:style-name="T9">Faktur Penjualan</text:span></text:p>
            <text:p text:style-name="P49"><text:span text:style-name="T11"># </text:span><text:span text:style-name="T14">Customer Invoice</text:span></text:p>
          </table:table-cell>
          <table:table-cell table:style-name="Table6.C1" office:value-type="string">
            <text:p text:style-name="P36">Jumlah Penyelesaian</text:p>
            <text:p text:style-name="P23">Settlement Amount</text:p>
          </table:table-cell>
        </table:table-row>
        <table:table-row table:style-name="TableLine93985632766960">
          <table:table-cell table:style-name="Table6.A2" table:number-columns-spanned="3" office:value-type="string">
            <text:p text:style-name="P45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3985632768000">
          <table:table-cell table:style-name="Table6.A3" office:value-type="string">
            <text:p text:style-name="P45"><text:text-input text:description="&lt;get_nomor_kredit()&gt;">NO</text:text-input></text:p>
          </table:table-cell>
          <table:table-cell table:style-name="Table6.A3" office:value-type="string">
            <text:p text:style-name="P45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4"><text:text-input text:description="&lt;formatLang(cr_line.amount_after_tax)&gt;">AMOUNT</text:text-input></text:p>
          </table:table-cell>
        </table:table-row>
        <table:table-row table:style-name="TableLine93985632769648">
          <table:table-cell table:style-name="Table6.A2" table:number-columns-spanned="3" office:value-type="string">
            <text:p text:style-name="P45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3985632770384">
          <table:table-cell table:style-name="Table6.A3" table:number-columns-spanned="2" office:value-type="string">
            <text:p text:style-name="P48"><text:span text:style-name="T4">Total </text:span><text:span text:style-name="T8">Faktur Penjualan</text:span><text:span text:style-name="T7"> Yang Diselesaikan</text:span></text:p>
            <text:p text:style-name="P46"><text:span text:style-name="T10">Total </text:span><text:span text:style-name="T13">Customer Invoice</text:span><text:span text:style-name="T10"> Settled</text:span></text:p>
          </table:table-cell>
          <table:covered-table-cell/>
          <table:table-cell table:style-name="Table6.C5" office:value-type="string">
            <text:p text:style-name="P44"><text:text-input text:description="&lt;formatLang(o.amount_credit)&gt;">TOTAL CREDIT</text:text-input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85632772224">
          <table:table-cell table:style-name="Table4.A1" office:value-type="string">
            <text:p text:style-name="P38">Disiapkan Oleh</text:p>
            <text:p text:style-name="P17">Prepared By</text:p>
          </table:table-cell>
          <table:table-cell table:style-name="Table4.A1" office:value-type="string">
            <text:p text:style-name="P39">Diterima Oleh</text:p>
            <text:p text:style-name="P18">Received By</text:p>
          </table:table-cell>
          <table:table-cell table:style-name="Table4.C1" office:value-type="string">
            <text:p text:style-name="P40">Mengetahui</text:p>
            <text:p text:style-name="P21"><text:span text:style-name="T15">Approved</text:span> By</text:p>
          </table:table-cell>
          <table:table-cell table:style-name="Table4.D1" office:value-type="string">
            <text:p text:style-name="P20"/>
          </table:table-cell>
        </table:table-row>
        <table:table-row table:style-name="TableLine93985632791248"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D1" office:value-type="string">
            <text:p text:style-name="P25"/>
          </table:table-cell>
        </table:table-row>
        <table:table-row table:style-name="TableLine93985632793552">
          <table:table-cell table:style-name="Table4.A2" office:value-type="string">
            <text:p text:style-name="P25"><text:text-input text:description="&lt;o.create_uid.name&gt;">PREPARED BY</text:text-input></text:p>
          </table:table-cell>
          <table:table-cell table:style-name="Table4.A2" office:value-type="string">
            <text:p text:style-name="P27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3"/>
          </table:table-cell>
          <table:table-cell table:style-name="Table4.D1" office:value-type="string">
            <text:p text:style-name="P34"/>
          </table:table-cell>
        </table:table-row>
        <table:table-row table:style-name="TableLine93985632794464"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29"/>
          </table:table-cell>
          <table:table-cell table:style-name="Table4.A4" office:value-type="string">
            <text:p text:style-name="P28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15184" style:font-size-asian="1.75pt" style:font-size-complex="2pt"/>
    </style:style>
    <style:style style:name="MP2" style:family="paragraph" style:parent-style-name="Standard">
      <style:text-properties officeooo:paragraph-rsid="00b1518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b15184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b15184" style:font-size-asian="12pt" style:font-size-complex="12pt"/>
    </style:style>
    <style:style style:name="MP6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3985632503488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85632556704">
            <table:table-cell table:style-name="Table1.A1" office:value-type="string">
              <text:p text:style-name="MP6">Penyelesaian Nota Kredit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1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5:14:05.466201747</dc:date>
    <meta:editing-duration>PT8H41M48S</meta:editing-duration>
    <meta:editing-cycles>168</meta:editing-cycles>
    <meta:generator>LibreOffice/6.4.7.2$Linux_X86_64 LibreOffice_project/40$Build-2</meta:generator>
    <meta:document-statistic meta:table-count="6" meta:image-count="0" meta:object-count="0" meta:page-count="2" meta:paragraph-count="61" meta:word-count="173" meta:character-count="855" meta:non-whitespace-character-count="784"/>
  </office:meta>
</office:document-meta>
</file>